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P1" style:family="paragraph" style:parent-style-name="Standard">
      <style:text-properties officeooo:rsid="00212b94" officeooo:paragraph-rsid="00212b94"/>
    </style:style>
    <style:style style:name="P2" style:family="paragraph" style:parent-style-name="Standard">
      <style:text-properties officeooo:rsid="001f746e" officeooo:paragraph-rsid="001f746e"/>
    </style:style>
    <style:style style:name="P3" style:family="paragraph" style:parent-style-name="Standard">
      <style:text-properties officeooo:rsid="0020b1ff" officeooo:paragraph-rsid="0020b1ff"/>
    </style:style>
    <style:style style:name="T1" style:family="text">
      <style:text-properties officeooo:rsid="0020b1ff"/>
    </style:style>
    <style:style style:name="T2" style:family="text">
      <style:text-properties officeooo:rsid="00212b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rtłomiej Mamica <text:s text:c="2"/>kl. 3TR2</text:p>
      <text:p text:style-name="P2">1. Bohaterowie:</text:p>
      <text:p text:style-name="P2">Marianna </text:p>
      <text:p text:style-name="P2">2. Zdarzenia: praca naukowa gaista</text:p>
      <text:p text:style-name="P2">3. Motyw samobujstwa</text:p>
      <text:p text:style-name="P2">4. Losy <text:span text:style-name="T1">W</text:span>okulskiego:</text:p>
      <text:p text:style-name="P2">udział w poswsaniu i konsekwencje </text:p>
      <text:p text:style-name="P2">5. Społeczeństwo szlangbaum ojciec i syn</text:p>
      <text:p text:style-name="P2">6. Cechy powieści narracja</text:p>
      <text:p text:style-name="P2">7. Powieść realizmu krytycznego emancypacja kobiet</text:p>
      <text:p text:style-name="P2"/>
      <text:p text:style-name="P1"/>
      <text:p text:style-name="P2"/>
      <text:p text:style-name="P2">3. Motyw samobujstwa w lalce nawiązuje do Stanisława Wokulskiego który po złamanym sercu nie widzi sęsu życia i che się zabić. W książce nie jest ujęte co się z nim stało lecz możemy przypuszczać.</text:p>
      <text:p text:style-name="P2">Pokazuje nam to że pomimo wielkich sukcesów <text:span text:style-name="T2">i</text:span> dokonań życiowych dla niektórych miłość jest wszystkim, <text:span text:style-name="T2">a brak jej może doporwadzić do załamania człowieka. </text:span></text:p>
      <text:p text:style-name="P2"/>
      <text:p text:style-name="P3">4. <text:span text:style-name="T2">Wokulski po otrzymaniu spadku po zmarłej żonie wyruszył na wojnę jako dostawca zaopatrzenia aby się wzbogacić. Poprzez udział w powstaniu powiększył swoje zyski z 30 tysięcy do 300 wysięcy co pozwoliło mu odzyskac tytuł arystokraty. Przed wojną był szlachcicem który ubiega się o tytuł arystokrati i w końcu udało mu się dopiąć swojego celu. Po wojnie miał możliwość ubiegać się o rękę Łęckiej, co mu się ostatecznie udało. </text:span></text:p>
      <text:p text:style-name="P3"/>
      <text:p text:style-name="P3">6. Narracja w “Lalce” występuje w 2 postaciach, 1-osobowej i 3-osobowej.</text:p>
      <text:p text:style-name="P3">Cechy powieści: </text:p>
      <text:p text:style-name="P3">- postacie w Lalce mają charakter stereotypowy,</text:p>
      <text:p text:style-name="P3">- <text:span text:style-name="T2">głównym wątkiem histori jest nieszczęśliwa miłość </text:span></text:p>
      <text:p text:style-name="P3"/>
      <text:p text:style-name="P3">7. W powieści pt. Lalka wszystkie kobiety z wyższych warstw społecznych są stereotypowymi kobietami takimi jakich pragneli mężczyźni w tamtych latach. Wszystkie oprócz jednej są wychowywane na “salonowe lalki”, czyli kobiety których zadaniem jest przesiadywanie w domu, bawienie się i dotrzymywanie toważystwa mężowi. Jedynym wyjątkiem jest prezesowa Zasławksa, która sama prowadziła bisnez po zmarłym mężu, <text:span text:style-name="T2">i w duzym stopniu pomnożyła swój majątek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0T08:04:35.374464299</meta:creation-date>
    <dc:date>2025-01-30T08:43:19.828644722</dc:date>
    <meta:editing-duration>PT27S</meta:editing-duration>
    <meta:editing-cycles>1</meta:editing-cycles>
    <meta:document-statistic meta:table-count="0" meta:image-count="0" meta:object-count="0" meta:page-count="1" meta:paragraph-count="18" meta:word-count="254" meta:character-count="1689" meta:non-whitespace-character-count="1445"/>
    <meta:generator>LibreOffice/24.8.2.1$Linux_X86_64 LibreOffice_project/480$Build-1</meta:generator>
  </office:meta>
</office:document-meta>
</file>